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T1" style:family="text">
      <style:text-properties officeooo:rsid="001d7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’un document <text:span text:style-name="T1">odt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7:06:47.144000000</meta:creation-date>
    <dc:date>2021-05-05T17:07:31.772000000</dc:date>
    <meta:editing-duration>PT45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7.1.2.2$Windows_X86_64 LibreOffice_project/8a45595d069ef5570103caea1b71cc9d82b2aae4</meta:generator>
  </office:meta>
</office:document-meta>
</file>